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8pt"/>
    </style:style>
    <style:style style:name="co2" style:family="table-column">
      <style:table-column-properties fo:break-before="auto" style:column-width="74.3pt"/>
    </style:style>
    <style:style style:name="co3" style:family="table-column">
      <style:table-column-properties fo:break-before="auto" style:column-width="191.0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106.44pt"/>
    </style:style>
    <style:style style:name="co6" style:family="table-column">
      <style:table-column-properties fo:break-before="auto" style:column-width="114.55pt"/>
    </style:style>
    <style:style style:name="co7" style:family="table-column">
      <style:table-column-properties fo:break-before="auto" style:column-width="370.4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1.04pt"/>
    </style:style>
    <style:style style:name="co10" style:family="table-column">
      <style:table-column-properties fo:break-before="auto" style:column-width="57.66pt"/>
    </style:style>
    <style:style style:name="co11" style:family="table-column">
      <style:table-column-properties fo:break-before="auto" style:column-width="169.8pt"/>
    </style:style>
    <style:style style:name="co12" style:family="table-column">
      <style:table-column-properties fo:break-before="auto" style:column-width="72.31pt"/>
    </style:style>
    <style:style style:name="co13" style:family="table-column">
      <style:table-column-properties fo:break-before="auto" style:column-width="27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font-name="Liberation Sans" fo:font-weight="bold" style:font-name-asian="Tahoma" style:font-weight-asian="bold" style:font-name-complex="FreeSans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 style:data-style-name="N99">
      <style:table-cell-properties style:text-align-source="fix" style:repeat-content="false" fo:border="0.74pt solid #000000"/>
      <style:paragraph-properties fo:text-align="start" fo:margin-left="0pt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pt"/>
    </style:style>
    <style:style style:name="ce15" style:family="table-cell" style:parent-style-name="Default">
      <style:table-cell-properties fo:background-color="transparent" fo:border="0.74pt solid #000000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anifes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table:style-name="ce2" office:value-type="string" calcext:value-type="string">
            <text:p>Presentation API Compliance Test Rules</text:p>
          </table:table-cell>
          <table:table-cell table:style-name="Default"/>
          <table:table-cell/>
          <table:table-cell office:value-type="string" calcext:value-type="string">
            <text:p>2.1.1</text:p>
          </table:table-cell>
          <table:table-cell table:style-name="ce6" office:value-type="date" office:date-value="2017-06-09" calcext:value-type="date">
            <text:p>2017-06-09</text:p>
          </table:table-cell>
          <table:table-cell table:style-name="ce6"/>
          <table:table-cell table:number-columns-repeated="2"/>
          <table:table-cell table:style-name="ce2"/>
        </table:table-row>
        <table:table-row table:style-name="ro1">
          <table:table-cell/>
          <table:table-cell table:style-name="Default" table:number-columns-repeated="3"/>
          <table:table-cell table:style-name="ce6" table:number-columns-repeated="2"/>
          <table:table-cell table:number-columns-repeated="2"/>
          <table:table-cell table:style-name="ce2"/>
        </table:table-row>
        <table:table-row table:style-name="ro1"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ubclass</text:p>
          </table:table-cell>
          <table:table-cell table:style-name="ce3" office:value-type="string" calcext:value-type="string">
            <text:p>constraintTypeKey</text:p>
          </table:table-cell>
          <table:table-cell table:style-name="ce3" office:value-type="string" calcext:value-type="string">
            <text:p>ConstraintTypeValue</text:p>
          </table:table-cell>
          <table:table-cell table:style-name="ce9" office:value-type="string" calcext:value-type="string">
            <text:p>constraint</text:p>
          </table:table-cell>
          <table:table-cell table:style-name="ce3" office:value-type="string" calcext:value-type="string">
            <text:p>Coverage</text:p>
          </table:table-cell>
          <table:table-cell table:style-name="ce3" office:value-type="string" calcext:value-type="string">
            <text:p>SerializationType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4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annotation list may have exactly one prev</text:p>
          </table:table-cell>
          <table:table-cell table:style-name="ce4"/>
          <table:table-cell table:style-name="ce4" office:value-type="string" calcext:value-type="string">
            <text:p>annotation li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5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annotation list may have exactly one startindex</text:p>
          </table:table-cell>
          <table:table-cell table:style-name="ce4"/>
          <table:table-cell table:style-name="ce4" office:value-type="string" calcext:value-type="string">
            <text:p>annotation li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6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collection must have at least one label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7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collection must have exactly one id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8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collection must be dereferenceable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typ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9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collection must have type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Linking Properties</text:p>
          </table:table-cell>
          <table:table-cell table:style-name="ce4" office:value-type="string" calcext:value-type="string">
            <text:p>within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10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collections must be within a resource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Collection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11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manifests must not be embedded within collections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metdata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12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collection should have one or more metadata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13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collection should have one or more descriptions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thumbnail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14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collection should have exactly one thumbnail image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Collection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15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collection should have metadata and description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navDate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6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collection may have exactly one navigation date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7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collection may have exactly one first collection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8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collection may have exactly one last collection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9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collection may have exactly total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20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collection may have exactly one next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 office:value-type="string" calcext:value-type="string">
            <text:p>prev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21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collection may have exactly one prev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 office:value-type="string" calcext:value-type="string">
            <text:p>startIndex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22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collection may have exactly one startIndex</text:p>
          </table:table-cell>
          <table:table-cell table:style-name="ce4"/>
          <table:table-cell table:style-name="ce4" office:value-type="string" calcext:value-type="string">
            <text:p>collection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23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manifest must have at least one label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24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canvas must have at least one label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25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range must have at least one label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26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layer must have at least one label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27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manifest must be IRI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28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manifest must be dereferenceabl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29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canvas must have exactly one id = IRI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30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resource must have exactly one id = IRI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31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resource must be dereferenceable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32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range must have exactly one id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33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range must be IRI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34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layer must have exactly one id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35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layer must be IRI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36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nnotation list must have exactly one id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37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nnotation list must be IRI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typ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38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manifest must have typ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typ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39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sequence must have typ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typ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40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canvas must have typ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typ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41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resource must have typ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typ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42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nnotation must have typ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typ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43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nnotation list must have type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typ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44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layer must have type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typ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45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range must have type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46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if format, then Content-Type must match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47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canvas must have height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48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canvas must have width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49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viewing hint must be IRI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Linking Properties</text:p>
          </table:table-cell>
          <table:table-cell table:style-name="ce4" office:value-type="string" calcext:value-type="string">
            <text:p>within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50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nnotations must be within resource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SON-LD Considerations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51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serializations must be valid JSON-LD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Manifest</text:p>
          </table:table-cell>
          <table:table-cell table:style-name="ce4" office:value-type="string" calcext:value-type="string">
            <text:p>manifest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52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manifest must have hasSequenc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Manifest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53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secondary sequences must be deferenceable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54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sequence must have hasCanvases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Image Resources</text:p>
          </table:table-cell>
          <table:table-cell table:style-name="ce4" office:value-type="string" calcext:value-type="string">
            <text:p>images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55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nnotation must be motivated by sc:painting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Image Resources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56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nnotation must have target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Image Resources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57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nnotation must have body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Image Resources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58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image service must have @context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MUST</text:p>
          </table:table-cell>
          <table:table-cell table:style-name="ce7" table:formula="of:=VLOOKUP([.E59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range ids must be IRI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Range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60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range canvases must be referenced by IRI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Range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61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ll members must have type and label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Layer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62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layer must have label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ource Properties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63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Services should be used for Resource extension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ource Properties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64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Services should be defined with @context (or @Type)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metdata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65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value should be either simple HTML, including links and text markup, or plain text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metdata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66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label should be plain text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metdata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67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manifest should have one or more metadata pairs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68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manifest should have one or more descriptions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thumbnail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69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manifest should have exactly one thumbnail imag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70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canvas should be dereferenceabl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71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Annotation should have exactly one id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72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annotation should be dereferenceable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string" calcext:value-type="string">
            <text:p>Canvas</text:p>
          </table:table-cell>
          <table:table-cell table:style-name="ce4" office:value-type="string" calcext:value-type="string">
            <text:p>canvas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73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canvas should not have a fragment URI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Image Resources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74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image should have type of dctypes:imag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Image Resources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75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image service should have URI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Image Resources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76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image profile should be included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Annotation List</text:p>
          </table:table-cell>
          <table:table-cell table:style-name="ce4" office:value-type="string" calcext:value-type="string">
            <text:p>annotation list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77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annotation lists should be dereferenced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Range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78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range should use members property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Range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79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range must have label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Range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80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range viewing hint should be “top”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string" calcext:value-type="string">
            <text:p>Responses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81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server should return Access-Control-Allow-Origin header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82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sequence may have one or more labels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83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may have one or more label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metdata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84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types may have one or more metadata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85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s <text:s/>may have one or more description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thumbnail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86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sequence may have one or more thumbnail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thumbnail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87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canvas may have one or more thumbnail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Descriptive Properties</text:p>
          </table:table-cell>
          <table:table-cell table:style-name="ce4" office:value-type="string" calcext:value-type="string">
            <text:p>thumbnail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88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may have one or more thumbnail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Rights and Licensing Properties</text:p>
          </table:table-cell>
          <table:table-cell table:style-name="ce4" office:value-type="string" calcext:value-type="string">
            <text:p>attribution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89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type may have one or more attribution label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Rights and Licensing Properties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90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type may have one or more license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Rights and Licensing Properties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91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type may have one or more logo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@id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92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sequence may have exactly one id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93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may have format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94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may have height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95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may have width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viewingDirection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96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nifest may have exactly one viewing direction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viewingDirection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97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sequence may have exactly one viewing direction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viewingDirection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98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ange may have exactly one viewing direction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viewingDirection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99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layer may have exactly one viewing direction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 office:value-type="string" calcext:value-type="string">
            <text:p>viewingHint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00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may have viewing hint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Technical Propertie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01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nifest may have exactly one navigation date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Linking Properties</text:p>
          </table:table-cell>
          <table:table-cell table:style-name="ce4" office:value-type="string" calcext:value-type="string">
            <text:p>related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02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may have external resources related to it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Linking Properties</text:p>
          </table:table-cell>
          <table:table-cell table:style-name="ce4" office:value-type="string" calcext:value-type="string">
            <text:p>rendering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03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may have rendering resource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Linking Properti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04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any resource may have an external service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Linking Properties</text:p>
          </table:table-cell>
          <table:table-cell table:style-name="ce4" office:value-type="string" calcext:value-type="string">
            <text:p>seeAlso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05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may have external description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Linking Properties</text:p>
          </table:table-cell>
          <table:table-cell table:style-name="ce4" office:value-type="string" calcext:value-type="string">
            <text:p>within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06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esource s may be within other resource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Linking Properties</text:p>
          </table:table-cell>
          <table:table-cell table:style-name="ce4" office:value-type="string" calcext:value-type="string">
            <text:p>startCanvas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07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sequence may have exactly one start canvas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Linking Properties</text:p>
          </table:table-cell>
          <table:table-cell table:style-name="ce4" office:value-type="string" calcext:value-type="string">
            <text:p>contentLayer</text:p>
          </table:table-cell>
          <table:table-cell table:style-name="ce4" office:value-type="string" calcext:value-type="string">
            <text:p>MAY</text:p>
          </table:table-cell>
          <table:table-cell table:style-name="ce7" table:formula="of:=VLOOKUP([.E108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ange may have exactly one content layer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09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layer may have exactly one first annotation list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10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layer may have exactly one last annotation list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11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layer may have exactly one total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Paging Propertie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12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annotation list may have exactly one next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Manifest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13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nifest may have structures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Range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14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ranges may link to a layer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Layer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15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layer may have propertie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Layer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16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Layer with annotation list must be in within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string" calcext:value-type="string">
            <text:p>Segment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17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y use Image API parameters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Rights and Licensing Properties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SHOULD</text:p>
          </table:table-cell>
          <table:table-cell table:style-name="ce7" table:formula="of:=VLOOKUP([.E118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Recommended IIIF service is available for logo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ource Properties</text:p>
          </table:table-cell>
          <table:table-cell table:style-name="ce4" table:number-columns-repeated="2"/>
          <table:table-cell table:style-name="ce7"/>
          <table:table-cell table:style-name="ce10" office:value-type="string" calcext:value-type="string">
            <text:p>properties should consist of a prefix and a name in the form “prefix:name”</text:p>
          </table:table-cell>
          <table:table-cell table:style-name="ce4"/>
          <table:table-cell table:style-name="ce4" office:value-type="string" calcext:value-type="string">
            <text:p>manifest</text:p>
          </table:table-cell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Annotation List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120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target motivation in annotation list must not be sc:painting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Annotation List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121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nnotations must have target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Annotation List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122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if format, annotation content-type must match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Annotation List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7" table:formula="of:=VLOOKUP([.E123];[ConstraintTypes.$A$1:.$B$3];2;)" office:value-type="float" office:value="3" calcext:value-type="float">
            <text:p>3</text:p>
          </table:table-cell>
          <table:table-cell table:style-name="ce10" office:value-type="string" calcext:value-type="string">
            <text:p>annotation lists must not be embedded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Annotation List</text:p>
          </table:table-cell>
          <table:table-cell table:style-name="ce4"/>
          <table:table-cell table:style-name="ce4" office:value-type="string" calcext:value-type="string">
            <text:p>SHOULD</text:p>
          </table:table-cell>
          <table:table-cell table:style-name="ce7" table:formula="of:=VLOOKUP([.E124];[ConstraintTypes.$A$1:.$B$3];2;)" office:value-type="float" office:value="2" calcext:value-type="float">
            <text:p>2</text:p>
          </table:table-cell>
          <table:table-cell table:style-name="ce10" office:value-type="string" calcext:value-type="string">
            <text:p>annotations should have format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string" calcext:value-type="string">
            <text:p>Language of Property Value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25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strings may have language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table:number-columns-repeated="3"/>
          <table:table-cell table:style-name="ce4" office:value-type="string" calcext:value-type="string">
            <text:p>MAY</text:p>
          </table:table-cell>
          <table:table-cell table:style-name="ce7" table:formula="of:=VLOOKUP([.E126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y use fragment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table:number-columns-repeated="3"/>
          <table:table-cell table:style-name="ce4" office:value-type="string" calcext:value-type="string">
            <text:p>MAY</text:p>
          </table:table-cell>
          <table:table-cell table:style-name="ce7" table:formula="of:=VLOOKUP([.E127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y use Xpaths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string" calcext:value-type="string">
            <text:p>Embedded Content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28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y use embedded content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Choice of Alternative Resource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29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y use oa:Choice type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string" calcext:value-type="string">
            <text:p>Non Rectangular Segment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30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y use selector property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Comment Annotatoins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31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y use oa:commenting as oa:motivation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string" calcext:value-type="string">
            <text:p>Hotspot Linking</text:p>
          </table:table-cell>
          <table:table-cell table:style-name="ce4"/>
          <table:table-cell table:style-name="ce4" office:value-type="string" calcext:value-type="string">
            <text:p>MAY</text:p>
          </table:table-cell>
          <table:table-cell table:style-name="ce7" table:formula="of:=VLOOKUP([.E132];[ConstraintTypes.$A$1:.$B$3];2;)" office:value-type="float" office:value="1" calcext:value-type="float">
            <text:p>1</text:p>
          </table:table-cell>
          <table:table-cell table:style-name="ce10" office:value-type="string" calcext:value-type="string">
            <text:p>may use oa:linking motivation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source Structure</text:p>
          </table:table-cell>
          <table:table-cell table:style-name="ce4" table:number-columns-repeated="2"/>
          <table:table-cell table:style-name="ce8"/>
          <table:table-cell table:style-name="ce10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string" calcext:value-type="string">
            <text:p>Paging</text:p>
          </table:table-cell>
          <table:table-cell table:style-name="ce4" table:number-columns-repeated="2"/>
          <table:table-cell table:style-name="ce8"/>
          <table:table-cell table:style-name="ce10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dvanced Association Features</text:p>
          </table:table-cell>
          <table:table-cell table:style-name="ce4" table:number-columns-repeated="2"/>
          <table:table-cell table:style-name="ce8"/>
          <table:table-cell table:style-name="ce10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string" calcext:value-type="string">
            <text:p>Style</text:p>
          </table:table-cell>
          <table:table-cell table:style-name="ce4" table:number-columns-repeated="2"/>
          <table:table-cell table:style-name="ce8"/>
          <table:table-cell table:style-name="ce10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string" calcext:value-type="string">
            <text:p>Rotation</text:p>
          </table:table-cell>
          <table:table-cell table:style-name="ce4" table:number-columns-repeated="2"/>
          <table:table-cell table:style-name="ce8"/>
          <table:table-cell table:style-name="ce10"/>
          <table:table-cell table:style-name="ce4" table:number-columns-repeated="2"/>
        </table:table-row>
        <table:table-row table:style-name="ro1" table:number-rows-repeated="10484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straintTypes" table:style-name="ta1">
        <table:table-column table:style-name="co8" table:number-columns-repeated="2" table:default-cell-style-name="ce4"/>
        <table:table-row table:style-name="ro1">
          <table:table-cell office:value-type="string" calcext:value-type="string">
            <text:p>MU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U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llection" table:style-name="ta1">
        <table:table-column table:style-name="co10" table:default-cell-style-name="ce13"/>
        <table:table-column table:style-name="co8" table:default-cell-style-name="ce14"/>
        <table:table-column table:style-name="co11" table:default-cell-style-name="ce14"/>
        <table:table-column table:style-name="co12" table:default-cell-style-name="ce14"/>
        <table:table-column table:style-name="co8" table:default-cell-style-name="ce14"/>
        <table:table-column table:style-name="co13" table:default-cell-style-name="ce15"/>
        <table:table-column table:style-name="co8" table:default-cell-style-name="ce15"/>
        <table:table-column table:style-name="co8" table:number-columns-repeated="1017" table:default-cell-style-name="ce16"/>
        <table:table-row table:style-name="ro1">
          <table:table-cell table:style-name="ce2" office:value-type="string" calcext:value-type="string">
            <text:p>Presentation API Compliance Test Rules</text:p>
          </table:table-cell>
          <table:table-cell table:style-name="Default"/>
          <table:table-cell table:style-name="ce1"/>
          <table:table-cell table:style-name="ce1" office:value-type="string" calcext:value-type="string">
            <text:p>2.1.1</text:p>
          </table:table-cell>
          <table:table-cell table:style-name="ce6" office:value-type="date" office:date-value="2017-06-09" calcext:value-type="date">
            <text:p>2017-06-09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Collections</text:p>
          </table:table-cell>
          <table:table-cell table:style-name="ce1" table:number-columns-repeated="4"/>
          <table:table-cell table:style-name="Default" table:number-columns-repeated="1019"/>
        </table:table-row>
        <table:table-row table:style-name="ro1">
          <table:table-cell table:style-name="Default"/>
          <table:table-cell table:style-name="ce1"/>
          <table:table-cell table:style-name="Default" table:number-columns-repeated="2"/>
          <table:table-cell table:style-name="ce6"/>
          <table:table-cell table:style-name="Default" table:number-columns-repeated="1019"/>
        </table:table-row>
        <table:table-row table:style-name="ro1">
          <table:table-cell table:style-name="Default"/>
          <table:table-cell table:style-name="ce1" table:number-columns-repeated="2"/>
          <table:table-cell table:style-name="ce6" table:number-columns-repeated="2"/>
          <table:table-cell table:style-name="Default" table:number-columns-repeated="1019"/>
        </table:table-row>
        <table:table-row table:style-name="ro1">
          <table:table-cell table:style-name="ce12" office:value-type="string" calcext:value-type="string">
            <text:p>VERSION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ubclass</text:p>
          </table:table-cell>
          <table:table-cell table:style-name="ce3" office:value-type="string" calcext:value-type="string">
            <text:p>type</text:p>
          </table:table-cell>
          <table:table-cell table:style-name="ce9" office:value-type="string" calcext:value-type="string">
            <text:p>constraint</text:p>
          </table:table-cell>
          <table:table-cell table:style-name="ce9" office:value-type="string" calcext:value-type="string">
            <text:p>Coverag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echnical Properties</text:p>
          </table:table-cell>
          <table:table-cell office:value-type="string" calcext:value-type="string">
            <text:p>navDate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llection may have exactly one navigation d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aging Properties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llection may have exactly one first colle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aging Propertie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llection may have exactly one last colle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aging Properti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llection may have exactly 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aging Propertie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llection may have exactly one nex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aging Properties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llection may have exactly one pre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aging Properties</text:p>
          </table:table-cell>
          <table:table-cell office:value-type="string" calcext:value-type="string">
            <text:p>startIndex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llection may have exactly one startInd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scriptive Properti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collection must have at least one lab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echnical Properties</text:p>
          </table:table-cell>
          <table:table-cell office:value-type="string" calcext:value-type="string">
            <text:p>@id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collection must have exactly one 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echnical Properties</text:p>
          </table:table-cell>
          <table:table-cell office:value-type="string" calcext:value-type="string">
            <text:p>@id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collection must be dereference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echnical Properties</text:p>
          </table:table-cell>
          <table:table-cell office:value-type="string" calcext:value-type="string">
            <text:p>@typ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collection must hav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Linking Properties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collections must be within a resou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llection</text:p>
          </table:table-cell>
          <table:table-cell/>
          <table:table-cell office:value-type="string" calcext:value-type="string">
            <text:p>MUST</text:p>
          </table:table-cell>
          <table:table-cell office:value-type="string" calcext:value-type="string">
            <text:p>manifests must not be embedded within collec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scriptive Properties</text:p>
          </table:table-cell>
          <table:table-cell office:value-type="string" calcext:value-type="string">
            <text:p>metdata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collection should have one or more meta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scriptive Properti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collection should have one or more descrip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escriptive Properties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collection should have exactly one thumbnail im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.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llection</text:p>
          </table:table-cell>
          <table:table-cell/>
          <table:table-cell office:value-type="string" calcext:value-type="string">
            <text:p>SHOULD</text:p>
          </table:table-cell>
          <table:table-cell office:value-type="string" calcext:value-type="string">
            <text:p>collection should have metadata and description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Manifest.A3:Manifest.I137">
          <table:sort>
            <table:sort-by table:field-number="8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09:39:17.327820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6:02:16.241775829</meta:creation-date>
    <dc:date>2017-10-10T16:35:49.541996663</dc:date>
    <meta:editing-duration>PT1H10M4S</meta:editing-duration>
    <meta:editing-cycles>6</meta:editing-cycles>
    <meta:generator>LibreOffice/5.3.1.2$Linux_X86_64 LibreOffice_project/30m0$Build-2</meta:generator>
    <meta:document-statistic meta:table-count="3" meta:cell-count="1144" meta:object-count="0"/>
  </office:meta>
</office:document-meta>
</file>